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_con_all" table:style-name="ta1">
        <table:shapes>
          <draw:frame draw:z-index="0" draw:name="Energieverbrauch in jedem Szenario" draw:style-name="gr1" draw:text-style-name="P1" svg:width="453.51pt" svg:height="255.09pt" svg:x="203.33pt" svg:y="17.12pt">
            <loext:p draw:notify-on-update-of-ranges="W_con_all.A1:W_con_all.A1 W_con_all.A2:W_con_all.A25 W_con_all.B1:W_con_all.B1 W_con_all.B2:W_con_all.B25 W_con_all.C1:W_con_all.C1 W_con_all.C2:W_con_all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.09" calcext:value-type="float">
            <text:p>4.09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.3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6.1" calcext:value-type="float">
            <text:p>6.1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.1" calcext:value-type="float">
            <text:p>6.1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3.71" calcext:value-type="float">
            <text:p>3.71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3" calcext:value-type="float">
            <text:p>5.43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.22" calcext:value-type="float">
            <text:p>1.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5:15:28.226928457</dc:date>
    <meta:editing-duration>PT7M44S</meta:editing-duration>
    <meta:editing-cycles>1</meta:editing-cycles>
    <meta:document-statistic meta:table-count="1" meta:cell-count="7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3.703cm" style:legend-expansion="high" chart:style-name="ch2"/>
        <chart:plot-area chart:style-name="ch3" table:cell-range-address="W_con_all.A1:W_con_all.C25" chart:data-source-has-labels="row" svg:x="0.32cm" svg:y="0.18cm" svg:width="14.049cm" svg:height="8.64cm">
          <chartooo:coordinate-region svg:x="0.941cm" svg:y="0.379cm" svg:width="13.42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_con_all.A2:W_con_all.A25" chart:label-cell-address="W_con_all.A1:W_con_all.A1" chart:class="chart:bar">
            <chart:data-point chart:repeated="24"/>
          </chart:series>
          <chart:series chart:style-name="ch8" chart:values-cell-range-address="W_con_all.B2:W_con_all.B25" chart:label-cell-address="W_con_all.B1:W_con_all.B1" chart:class="chart:bar">
            <chart:data-point chart:repeated="24"/>
          </chart:series>
          <chart:series chart:style-name="ch9" chart:values-cell-range-address="W_con_all.C2:W_con_all.C25" chart:label-cell-address="W_con_all.C1:W_con_all.C1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  <draw:g>
                  <svg:desc>W_con_all.A1:W_con_all.A1</svg:desc>
                </draw:g>
              </table:table-cell>
              <table:table-cell office:value-type="string">
                <text:p>NC</text:p>
                <draw:g>
                  <svg:desc>W_con_all.B1:W_con_all.B1</svg:desc>
                </draw:g>
              </table:table-cell>
              <table:table-cell office:value-type="string">
                <text:p>BC</text:p>
                <draw:g>
                  <svg:desc>W_con_all.C1:W_con_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_con_all.A2:W_con_all.A25</svg:desc>
                </draw:g>
              </table:table-cell>
              <table:table-cell office:value-type="float" office:value="0">
                <text:p>0</text:p>
                <draw:g>
                  <svg:desc>W_con_all.B2:W_con_all.B25</svg:desc>
                </draw:g>
              </table:table-cell>
              <table:table-cell office:value-type="float" office:value="0">
                <text:p>0</text:p>
                <draw:g>
                  <svg:desc>W_con_all.C2:W_con_all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8">
                <text:p>25.8</text:p>
              </table:table-cell>
              <table:table-cell office:value-type="float" office:value="4.09">
                <text:p>4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4.3">
                <text:p>4.3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6">
                <text:p>9.76</text:p>
              </table:table-cell>
              <table:table-cell office:value-type="float" office:value="6.1">
                <text:p>6.1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6.1">
                <text:p>6.1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4.5">
                <text:p>4.5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4.3">
                <text:p>4.3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6">
                <text:p>12.56</text:p>
              </table:table-cell>
              <table:table-cell office:value-type="float" office:value="3.71">
                <text:p>3.71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.43">
                <text:p>5.43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76">
                <text:p>33.76</text:p>
              </table:table-cell>
              <table:table-cell office:value-type="float" office:value="0.22">
                <text:p>0.2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49">
                <text:p>14.49</text:p>
              </table:table-cell>
              <table:table-cell office:value-type="float" office:value="1.22">
                <text:p>1.2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22">
                <text:p>1.2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